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57E035C2.png"/>
  <manifest:file-entry manifest:media-type="image/png" manifest:full-path="Pictures/10000000000003200000025800EFCCE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no-wrap" draw:shadow="hidden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6cm" fo:padding-top="0.2cm" fo:padding-bottom="0.2cm" fo:padding-left="0.4cm" fo:padding-right="0.4cm" fo:wrap-option="no-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1cm" fo:padding-top="0.2cm" fo:padding-bottom="0.2cm" fo:padding-left="0.4cm" fo:padding-right="0.4cm" fo:wrap-option="no-wrap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1cm" fo:padding-top="0.2cm" fo:padding-bottom="0.2cm" fo:padding-left="0.4cm" fo:padding-right="0.4cm" fo:wrap-option="no-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6cm" fo:padding-top="0.2cm" fo:padding-bottom="0.2cm" fo:padding-left="0.4cm" fo:padding-right="0.4cm" fo:wrap-option="no-wrap" draw:shadow="hidden"/>
    </style:style>
    <style:style style:name="pr1" style:family="presentation" style:parent-style-name="perl_5f_course_5f_template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perl_5f_course_5f_template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no-wrap" draw:shadow="hidden" draw:shadow-color="#808080"/>
    </style:style>
    <style:style style:name="pr5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6" style:family="presentation" style:parent-style-name="По_20_подразбиране-title">
      <style:graphic-properties draw:fill-color="#ffffff" fo:min-height="3.023cm"/>
    </style:style>
    <style:style style:name="pr7" style:family="presentation" style:parent-style-name="По_20_подразбиране-outline1">
      <style:graphic-properties draw:fill-color="#ffffff" fo:min-height="14.825cm"/>
    </style:style>
    <style:style style:name="pr8" style:family="presentation" style:parent-style-name="По_20_подразбиране-notes">
      <style:graphic-properties draw:fill-color="#ffffff" fo:min-height="12.539cm"/>
    </style:style>
    <style:style style:name="pr9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no-wrap" draw:shadow="hidden" draw:shadow-color="#808080"/>
    </style:style>
    <style:style style:name="P1" style:family="paragraph">
      <style:paragraph-properties fo:margin-left="0cm" fo:margin-right="0cm" fo:line-height="95%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text:enable-numbering="false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52cm" fo:margin-bottom="0cm" fo:line-height="100%" text:enable-numbering="false" fo:text-indent="0cm" style:punctuation-wrap="hanging" style:line-break="stric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85%" text:enable-numbering="false" fo:text-indent="0cm"/>
    </style:style>
    <style:style style:name="P10" style:family="paragraph">
      <style:paragraph-properties fo:margin-left="1.27cm" fo:margin-right="0cm" fo:margin-top="0.564cm" fo:margin-bottom="0cm" fo:line-height="95%" text:enable-numbering="true" fo:text-indent="-1.27cm" style:punctuation-wrap="simple" style:line-break="normal"/>
    </style:style>
    <style:style style:name="P11" style:family="paragraph">
      <style:paragraph-properties fo:margin-left="0.948cm" fo:margin-right="0cm" fo:text-indent="-0.948cm" style:writing-mode="lr-tb"/>
      <style:text-properties fo:font-size="36pt" style:font-size-asian="36pt" style:font-size-complex="36pt"/>
    </style:style>
    <style:style style:name="P12" style:family="paragraph">
      <style:paragraph-properties fo:margin-left="0.948cm" fo:margin-right="0cm" fo:text-indent="-0.948cm"/>
    </style:style>
    <style:style style:name="P13" style:family="paragraph">
      <style:paragraph-properties fo:margin-left="2.059cm" fo:margin-right="0cm" text:enable-numbering="true" fo:text-indent="-0.789cm"/>
    </style:style>
    <style:style style:name="P14" style:family="paragraph">
      <style:paragraph-properties fo:margin-left="0cm" fo:margin-right="0cm" fo:line-height="105%" text:enable-numbering="false" fo:text-indent="0cm"/>
    </style:style>
    <style:style style:name="P15" style:family="paragraph">
      <style:paragraph-properties fo:margin-left="0cm" fo:margin-right="0cm" fo:line-height="105%" text:enable-numbering="false" fo:text-indent="0cm" style:writing-mode="lr-tb"/>
      <style:text-properties fo:font-size="20pt" style:font-size-asian="20pt" style:font-size-complex="20pt"/>
    </style:style>
    <style:style style:name="P16" style:family="paragraph">
      <style:paragraph-properties fo:margin-left="2.059cm" fo:margin-right="0cm" fo:margin-top="0.129cm" fo:margin-bottom="0cm" fo:line-height="99%" fo:text-align="start" text:enable-numbering="true" fo:text-indent="-0.789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7" style:family="paragraph">
      <style:paragraph-properties fo:margin-left="3.175cm" fo:margin-right="0cm" fo:margin-top="0.093cm" fo:margin-bottom="0cm" fo:line-height="99%" fo:text-align="start" text:enable-numbering="true" fo:text-indent="-0.635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P18" style:family="paragraph">
      <style:paragraph-properties fo:margin-left="0cm" fo:margin-right="0cm" fo:text-indent="0cm"/>
      <style:text-properties fo:font-size="24pt"/>
    </style:style>
    <style:style style:name="P19" style:family="paragraph">
      <style:paragraph-properties fo:margin-left="0cm" fo:margin-right="0cm" fo:text-indent="0cm"/>
      <style:text-properties fo:font-size="12pt"/>
    </style:style>
    <style:style style:name="P20" style:family="paragraph">
      <style:paragraph-properties fo:margin-left="0cm" fo:margin-right="0cm" fo:line-height="105%" text:enable-numbering="false" fo:text-indent="0cm" style:writing-mode="lr-tb"/>
      <style:text-properties fo:font-size="18pt" style:font-size-asian="18pt" style:font-size-complex="18pt"/>
    </style:style>
    <style:style style:name="P21" style:family="paragraph">
      <style:paragraph-properties fo:margin-left="2.059cm" fo:margin-right="0cm" fo:text-indent="-0.789cm"/>
    </style:style>
    <style:style style:name="P22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3" style:family="paragraph">
      <style:paragraph-properties fo:margin-left="0.948cm" fo:margin-right="0cm" fo:margin-top="1.058cm" fo:margin-bottom="0cm" fo:line-height="95%" text:enable-numbering="false" fo:text-indent="-0.948cm" style:punctuation-wrap="simple" style:line-break="normal"/>
    </style:style>
    <style:style style:name="P24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font-size="16pt" fo:language="en" fo:country="GB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6" style:family="text">
      <style:text-properties fo:language="en" fo:country="GB"/>
    </style:style>
    <style:style style:name="T7" style:family="text">
      <style:text-properties fo:font-size="36pt" fo:language="en" fo:country="GB" style:font-size-asian="36pt" style:font-size-complex="3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size="24pt" style:font-size-asian="24pt" style:font-size-complex="24pt"/>
    </style:style>
    <style:style style:name="T10" style:family="text">
      <style:text-properties fo:font-family="'Courier New'" style:font-family-generic="modern" style:font-pitch="fixed"/>
    </style:style>
    <style:style style:name="T11" style:family="text">
      <style:text-properties fo:font-family="'Courier New'" style:font-family-generic="modern" style:font-pitch="fixed" fo:font-size="20pt" fo:language="en" fo:country="GB" fo:text-shadow="1pt 1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text-emphasize="none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4" style:family="text">
      <style:text-properties fo:font-size="24pt"/>
    </style:style>
    <style:style style:name="T15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948cm"/>
        <style:text-properties fo:color="#000000" fo:font-size="100%"/>
      </text:list-level-style-number>
      <text:list-level-style-number text:level="2" style:num-suffix="." style:num-format="1" text:start-value="2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 text:start-value="2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 text:start-value="2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94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8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perl_5f_course_5f_templat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11.8cm" svg:height="2.497cm" svg:x="6.8cm" svg:y="8.149cm">
          <draw:text-box>
            <text:p text:style-name="P3"><text:span text:style-name="T2">References and nested data structures</text:span></text:p>
          </draw:text-box>
        </draw:frame>
        <draw:custom-shape draw:style-name="gr2" draw:text-style-name="P6" draw:layer="layout" svg:width="9.565cm" svg:height="1.495cm" svg:x="1.307cm" svg:y="13.528cm">
          <text:p text:style-name="P5"><text:span text:style-name="T3">Krassimir Berov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8.824cm" svg:height="1.812cm" svg:x="1.351cm" svg:y="15.199cm">
          <text:p text:style-name="P7"><text:span text:style-name="T4">National Academy for Software Develo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8.824cm" svg:height="0.838cm" svg:x="1.356cm" svg:y="16.795cm">
          <office:event-listeners>
            <presentation:event-listener script:event-name="dom:click" presentation:action="show" xlink:href="http://academy.devbg.org/" xlink:type="simple" xlink:show="embed" xlink:actuate="onRequest"/>
          </office:event-listeners>
          <text:p text:style-name="P7"><text:span text:style-name="T5"><text:a xlink:href="http://academy.devbg.org/">academy.devbg.org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4.213cm" svg:height="10.659cm" svg:x="2.756cm" svg:y="2.13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9"><text:span text:style-name="T6">Contents</text:span></text:p>
          </draw:text-box>
        </draw:frame>
        <draw:frame presentation:style-name="pr4" draw:text-style-name="P11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0"><text:span text:style-name="T7">What are references?</text:span></text:p>
              </text:list-item>
            </text:list>
            <text:list text:style-name="L3" text:continue-numbering="true">
              <text:list-item>
                <text:p text:style-name="P10"><text:span text:style-name="T7">Reference types</text:span></text:p>
              </text:list-item>
            </text:list>
            <text:list text:style-name="L3" text:continue-numbering="true">
              <text:list-item>
                <text:p text:style-name="P10"><text:span text:style-name="T7">Creating references</text:span></text:p>
              </text:list-item>
            </text:list>
            <text:list text:style-name="L3" text:continue-numbering="true">
              <text:list-item>
                <text:p text:style-name="P10"><text:span text:style-name="T7">Using references</text:span></text:p>
              </text:list-item>
            </text:list>
            <text:list text:style-name="L3" text:continue-numbering="true">
              <text:list-item>
                <text:p text:style-name="P10"><text:span text:style-name="T7">Reference interpolation</text:span></text:p>
              </text:list-item>
            </text:list>
          </draw:text-box>
        </draw:frame>
        <presentation:notes draw:style-name="dp3" presentation:use-footer-name="ftr1">
          <draw:custom-shape draw:style-name="gr3" draw:text-style-name="P6" draw:layer="layout" svg:width="14.213cm" svg:height="10.659cm" svg:x="2.756cm" svg:y="2.13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5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6" draw:text-style-name="P8" draw:layer="layout" svg:width="17.599cm" svg:height="3.023cm" svg:x="7.099cm" svg:y="-0.05cm" presentation:class="title">
          <draw:text-box>
            <text:p text:style-name="P8">What are references?</text:p>
          </draw:text-box>
        </draw:frame>
        <draw:frame presentation:style-name="pr7" draw:text-style-name="P12" draw:layer="layout" svg:width="23.596cm" svg:height="14.825cm" svg:x="0.9cm" svg:y="3.522cm" presentation:class="outline">
          <draw:text-box>
            <text:list text:style-name="L4">
              <text:list-item>
                <text:p text:style-name="P12">A piece of data that tells us the location of another piece of data</text:p>
              </text:list-item>
            </text:list>
            <text:list text:style-name="L4">
              <text:list-item>
                <text:p text:style-name="P12">A reference is a scalar value that refers to an array or a hash <text:line-break/>(or to just about anything else).</text:p>
              </text:list-item>
            </text:list>
            <text:list text:style-name="L4">
              <text:list-item>
                <text:p text:style-name="P12">References are the way to implement complicated data structures in Perl</text:p>
              </text:list-item>
            </text:list>
            <text:list text:style-name="L4">
              <text:list-item>
                <text:p text:style-name="P12">References are like pointers that know what they point to</text:p>
              </text:list-item>
            </text:list>
          </draw:text-box>
        </draw:frame>
        <presentation:notes draw:style-name="dp3" presentation:use-footer-name="ftr1">
          <draw:page-thumbnail draw:style-name="gr4" draw:layer="layout" svg:width="14.208cm" svg:height="10.655cm" svg:x="2.756cm" svg:y="2.134cm" draw:page-number="3" presentation:class="page"/>
          <draw:frame presentation:style-name="pr8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6" draw:text-style-name="P8" draw:layer="layout" svg:width="17.599cm" svg:height="3.023cm" svg:x="7.099cm" svg:y="-0.05cm" presentation:class="title">
          <draw:text-box>
            <text:p text:style-name="P8">Reference types</text:p>
          </draw:text-box>
        </draw:frame>
        <draw:frame presentation:style-name="pr7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Builtin types include:<text:line-break/><text:span text:style-name="T8"> <text:s text:c="3"/>SCALAR</text:span><text:span text:style-name="T8"><text:line-break/></text:span><text:span text:style-name="T8"> <text:s text:c="3"/>ARRAY</text:span><text:span text:style-name="T8"><text:line-break/></text:span><text:span text:style-name="T8"> <text:s text:c="3"/>HASH</text:span><text:span text:style-name="T8"><text:line-break/></text:span><text:span text:style-name="T8"> <text:s text:c="3"/>CODE</text:span><text:span text:style-name="T8"><text:line-break/></text:span><text:span text:style-name="T8"> <text:s text:c="3"/>REF</text:span><text:span text:style-name="T8"><text:line-break/></text:span><text:span text:style-name="T8"> <text:s text:c="3"/>GLOB</text:span><text:span text:style-name="T8"><text:line-break/></text:span><text:span text:style-name="T8"> <text:s text:c="3"/>LVALUE</text:span><text:span text:style-name="T8"><text:line-break/></text:span><text:span text:style-name="T8"> <text:s text:c="3"/>FORMAT</text:span><text:span text:style-name="T8"><text:line-break/></text:span><text:span text:style-name="T8"> <text:s text:c="3"/>IO</text:span><text:span text:style-name="T8"><text:line-break/></text:span><text:span text:style-name="T8"> <text:s text:c="3"/>VSTRING</text:span><text:span text:style-name="T8"><text:line-break/></text:span><text:span text:style-name="T8"> <text:s text:c="3"/>Regexp</text:span></text:p>
              </text:list-item>
            </text:list>
          </draw:text-box>
        </draw:frame>
        <presentation:notes draw:style-name="dp3" presentation:use-footer-name="ftr1">
          <draw:page-thumbnail draw:style-name="gr4" draw:layer="layout" svg:width="14.208cm" svg:height="10.655cm" svg:x="2.756cm" svg:y="2.134cm" draw:page-number="4" presentation:class="page"/>
          <draw:frame presentation:style-name="pr8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6" draw:text-style-name="P8" draw:layer="layout" svg:width="17.599cm" svg:height="3.023cm" svg:x="7.099cm" svg:y="-0.05cm" presentation:class="title">
          <draw:text-box>
            <text:p text:style-name="P8">Reference types</text:p>
          </draw:text-box>
        </draw:frame>
        <draw:frame presentation:style-name="pr7" draw:text-style-name="P12" draw:layer="layout" svg:width="23.596cm" svg:height="14.825cm" svg:x="0.9cm" svg:y="3.522cm" presentation:class="outline">
          <draw:text-box>
            <text:list text:style-name="L4">
              <text:list-item>
                <text:p text:style-name="P12">Most used:<text:line-break/><text:span text:style-name="T9"> <text:s text:c="3"/>SCALAR <text:s/>– reference to scalar</text:span><text:span text:style-name="T9"><text:line-break/></text:span><text:span text:style-name="T9"> <text:s text:c="3"/>ARRAY <text:s text:c="2"/>– reference to array</text:span><text:span text:style-name="T9"><text:line-break/></text:span><text:span text:style-name="T9"> <text:s text:c="3"/>HASH <text:s text:c="3"/>– reference to hash</text:span><text:span text:style-name="T9"><text:line-break/></text:span><text:span text:style-name="T9"> <text:s text:c="3"/>CODE <text:s text:c="3"/>– reference to anonymous sub</text:span></text:p>
              </text:list-item>
            </text:list>
          </draw:text-box>
        </draw:frame>
        <presentation:notes draw:style-name="dp3" presentation:use-footer-name="ftr1">
          <draw:page-thumbnail draw:style-name="gr4" draw:layer="layout" svg:width="14.208cm" svg:height="10.655cm" svg:x="2.756cm" svg:y="2.134cm" draw:page-number="5" presentation:class="page"/>
          <draw:frame presentation:style-name="pr8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6" draw:text-style-name="P8" draw:layer="layout" svg:width="17.599cm" svg:height="3.023cm" svg:x="7.099cm" svg:y="-0.05cm" presentation:class="title">
          <draw:text-box>
            <text:p text:style-name="P8">Creating references</text:p>
          </draw:text-box>
        </draw:frame>
        <draw:frame presentation:style-name="pr7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Just two ways to make a reference</text:p>
              </text:list-item>
            </text:list>
            <text:list text:style-name="L5">
              <text:list-item>
                <text:list>
                  <text:list-item>
                    <text:p text:style-name="P13"><text:s/>By putting a <text:span text:style-name="T10">\</text:span> in front of a variable<text:line-break/><text:line-break/><text:line-break/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3"><text:s/><text:span text:style-name="T10">[ITEMS]</text:span> makes a new, anonymous array,<text:line-break/> <text:span text:style-name="T10">{ITEMS}</text:span> makes a new, anonymous hash</text:p>
                  </text:list-item>
                </text:list>
              </text:list-item>
            </text:list>
          </draw:text-box>
        </draw:frame>
        <draw:custom-shape draw:style-name="gr5" draw:text-style-name="P15" draw:layer="layout" svg:width="22.502cm" svg:height="3cm" svg:x="1.3cm" svg:y="6.9cm">
          <text:p text:style-name="P14"><text:span text:style-name="T11">$aref = \@array; <text:s text:c="2"/># $aref - reference to @array</text:span></text:p>
          <text:p text:style-name="P14"><text:span text:style-name="T11">$href = \%hash; <text:s text:c="3"/># $href - reference to %hash</text:span></text:p>
          <text:p text:style-name="P14"><text:span text:style-name="T11">$sref = \$scalar; <text:s/># $sref - reference to $scalar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22.502cm" svg:height="4.561cm" svg:x="1.3cm" svg:y="13.4cm">
          <text:p text:style-name="P14"><text:span text:style-name="T11">$aref = [ 1, "foo", undef, 13 ];</text:span></text:p>
          <text:p text:style-name="P14"><text:span text:style-name="T11"># $aref now holds a reference to an array</text:span></text:p>
          <text:p text:style-name="P14"><text:span text:style-name="T11"/></text:p>
          <text:p text:style-name="P14"><text:span text:style-name="T11">$href = { APR =&gt; 4, AUG =&gt; 8 };</text:span></text:p>
          <text:p text:style-name="P14"><text:span text:style-name="T11"># $href now holds a reference to a hash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4" draw:layer="layout" svg:width="14.208cm" svg:height="10.655cm" svg:x="2.756cm" svg:y="2.134cm" draw:page-number="6" presentation:class="page"/>
          <draw:frame presentation:style-name="pr8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6" draw:text-style-name="P8" draw:layer="layout" svg:width="17.599cm" svg:height="3.023cm" svg:x="7.099cm" svg:y="-0.05cm" presentation:class="title">
          <draw:text-box>
            <text:p text:style-name="P8">Using references</text:p>
          </draw:text-box>
        </draw:frame>
        <draw:frame presentation:style-name="pr7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Just two ways to use references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3"><text:s/>Use curly braces preceded with the sigil of the variable you refer to</text:p>
                  </text:list-item>
                </text:list>
              </text:list-item>
            </text:list>
          </draw:text-box>
        </draw:frame>
        <draw:custom-shape draw:style-name="gr6" draw:text-style-name="P15" draw:layer="layout" svg:width="22.502cm" svg:height="8cm" svg:x="1.3cm" svg:y="8.5cm">
          <text:p text:style-name="P14"><text:span text:style-name="T11">@{$aref}; <text:s text:c="12"/># An array</text:span></text:p>
          <text:p text:style-name="P14"><text:span text:style-name="T11">reverse @{$aref}; <text:s text:c="4"/># Reverse the array</text:span></text:p>
          <text:p text:style-name="P14"><text:span text:style-name="T11">${$aref}[3]; <text:s text:c="9"/># An element of the array</text:span></text:p>
          <text:p text:style-name="P14"><text:span text:style-name="T11">${$aref}[3] = 17; <text:s text:c="4"/># Assigning an element</text:span></text:p>
          <text:p text:style-name="P14"><text:span text:style-name="T11"/></text:p>
          <text:p text:style-name="P14"><text:span text:style-name="T11">%{$href}; <text:s text:c="12"/># A hash</text:span></text:p>
          <text:p text:style-name="P14"><text:span text:style-name="T11">keys %{$href}; <text:s text:c="7"/># Get the keys from the hash</text:span></text:p>
          <text:p text:style-name="P14"><text:span text:style-name="T11">${$href}{'red'} <text:s text:c="6"/># An element of the hash</text:span></text:p>
          <text:p text:style-name="P14"><text:span text:style-name="T11">${$href}{'red'} = 17; # Assigning an elemen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4" draw:layer="layout" svg:width="14.208cm" svg:height="10.655cm" svg:x="2.756cm" svg:y="2.134cm" draw:page-number="7" presentation:class="page"/>
          <draw:frame presentation:style-name="pr8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6" draw:text-style-name="P8" draw:layer="layout" svg:width="17.599cm" svg:height="3.023cm" svg:x="7.099cm" svg:y="0cm" presentation:class="title">
          <draw:text-box>
            <text:p text:style-name="P8">Using references</text:p>
          </draw:text-box>
        </draw:frame>
        <draw:frame presentation:style-name="pr7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2">Just two ways to use references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2"><text:s/></text:span><text:span text:style-name="T12">Use the arrow operator to access elem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3">In between two subscripts, the arrow is opt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2.502cm" svg:height="9.601cm" svg:x="1.3cm" svg:y="8.5cm">
          <text:p text:style-name="P14"><text:span text:style-name="T11">@$aref; <text:s text:c="13"/># An array</text:span></text:p>
          <text:p text:style-name="P14"><text:span text:style-name="T11">reverse @$aref; <text:s text:c="5"/># Reverse the array</text:span></text:p>
          <text:p text:style-name="P14"><text:span text:style-name="T11">$aref-&gt;[3]; <text:s text:c="9"/># An element of the array</text:span></text:p>
          <text:p text:style-name="P14"><text:span text:style-name="T11">$aref-&gt;[3] = 17; <text:s text:c="4"/># Assigning an element</text:span></text:p>
          <text:p text:style-name="P14"><text:span text:style-name="T11">$aref-&gt;[0]-&gt;[2] can be written as $aref-&gt;[0][2]</text:span></text:p>
          <text:p text:style-name="P14"><text:span text:style-name="T11">%$href; <text:s text:c="13"/># A hash</text:span></text:p>
          <text:p text:style-name="P14"><text:span text:style-name="T11">keys %$href; <text:s text:c="8"/># Get the keys from the hash</text:span></text:p>
          <text:p text:style-name="P14"><text:span text:style-name="T11">$href-&gt;{'red'} <text:s text:c="6"/># An element of the hash</text:span></text:p>
          <text:p text:style-name="P14"><text:span text:style-name="T11">$href-&gt;{'red'} = 17; # Assigning an element</text:span></text:p>
          <text:p text:style-name="P14"><text:span text:style-name="T11">$href-&gt;{'green'}-&gt;{leaf} </text:span></text:p>
          <text:p text:style-name="P14"><text:span text:style-name="T11"><text:s text:c="4"/></text:span><text:span text:style-name="T11">can be written as $href-&gt;{'green'}{leaf}</text:span></text:p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.539cm" svg:height="1.195cm" svg:x="23.503cm" svg:y="2.403cm">
          <draw:text-box>
            <text:p text:style-name="P8"><text:span text:style-name="T14">(2)</text:span></text:p>
          </draw:text-box>
        </draw:frame>
        <presentation:notes draw:style-name="dp3" presentation:use-footer-name="ftr1">
          <draw:page-thumbnail draw:style-name="gr4" draw:layer="layout" svg:width="14.208cm" svg:height="10.655cm" svg:x="2.756cm" svg:y="2.134cm" draw:page-number="8" presentation:class="page"/>
          <draw:frame presentation:style-name="pr8" draw:text-style-name="P1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6" draw:text-style-name="P8" draw:layer="layout" svg:width="17.599cm" svg:height="3.023cm" svg:x="7.099cm" svg:y="-0.05cm" presentation:class="title">
          <draw:text-box>
            <text:p text:style-name="P8">Using references</text:p>
          </draw:text-box>
        </draw:frame>
        <draw:frame presentation:style-name="pr7" draw:text-style-name="P12" draw:layer="layout" svg:width="23.596cm" svg:height="14.825cm" svg:x="0.9cm" svg:y="3.522cm" presentation:class="outline">
          <draw:text-box>
            <text:list text:style-name="L4">
              <text:list-item>
                <text:p text:style-name="P12">Example:</text:p>
              </text:list-item>
            </text:list>
          </draw:text-box>
        </draw:frame>
        <draw:custom-shape draw:style-name="gr9" draw:text-style-name="P20" draw:layer="layout" svg:width="22.502cm" svg:height="12.5cm" svg:x="1.3cm" svg:y="5cm">
          <text:p text:style-name="P14"><text:span text:style-name="T15">my $self = {</text:span></text:p>
          <text:p text:style-name="P14"><text:span text:style-name="T15"><text:s text:c="4"/></text:span><text:span text:style-name="T15">name =&gt;'Krassi',</text:span></text:p>
          <text:p text:style-name="P14"><text:span text:style-name="T15"><text:s text:c="4"/></text:span><text:span text:style-name="T15">family_name =&gt; 'Berov',</text:span></text:p>
          <text:p text:style-name="P14"><text:span text:style-name="T15"><text:s text:c="4"/></text:span><text:span text:style-name="T15">children =&gt;[qw|Maria Pavel Viktoria|],</text:span></text:p>
          <text:p text:style-name="P14"><text:span text:style-name="T15"><text:tab/></text:span><text:span text:style-name="T15">favorite_things =&gt;{</text:span></text:p>
          <text:p text:style-name="P14"><text:span text:style-name="T15"><text:s text:c="3"/></text:span><text:span text:style-name="T15">}</text:span></text:p>
          <text:p text:style-name="P14"><text:span text:style-name="T15">};</text:span></text:p>
          <text:p text:style-name="P14"><text:span text:style-name="T15">print "Hello! I am $self-&gt;{name} $self-&gt;{family_name}"' </text:span></text:p>
          <text:p text:style-name="P14"><text:span text:style-name="T15">print 'I have '. scalar @{$self-&gt;{children}} </text:span></text:p>
          <text:p text:style-name="P14"><text:span text:style-name="T15"><text:s text:c="5"/></text:span><text:span text:style-name="T15">.' children.';</text:span></text:p>
          <text:p text:style-name="P14"><text:span text:style-name="T15">print 'They are named:'</text:span></text:p>
          <text:p text:style-name="P14"><text:span text:style-name="T15"><text:tab/></text:span><text:span text:style-name="T15"><text:tab/></text:span><text:span text:style-name="T15">. map {$_ . "\n"} @{$self-&gt;{children}};</text:span></text:p>
          <text:p text:style-name="P14"><text:span text:style-name="T15"/></text:p>
          <text:p text:style-name="P14"><text:span text:style-name="T15">#see using.pl for more</text:span></text:p>
          <text:p text:style-name="P14"><text:span text:style-name="T15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4" draw:layer="layout" svg:width="14.208cm" svg:height="10.655cm" svg:x="2.756cm" svg:y="2.134cm" draw:page-number="9" presentation:class="page"/>
          <draw:frame presentation:style-name="pr8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6" draw:text-style-name="P8" draw:layer="layout" svg:width="17.599cm" svg:height="3.023cm" svg:x="7.099cm" svg:y="-0.05cm" presentation:class="title">
          <draw:text-box>
            <text:p text:style-name="P8">Reference interpolation</text:p>
          </draw:text-box>
        </draw:frame>
        <draw:frame presentation:style-name="pr7" draw:text-style-name="P12" draw:layer="layout" svg:width="23.596cm" svg:height="14.825cm" svg:x="0.9cm" svg:y="3.522cm" presentation:class="outline">
          <draw:text-box>
            <text:list text:style-name="L4">
              <text:list-item>
                <text:p text:style-name="P12">Example:</text:p>
              </text:list-item>
            </text:list>
          </draw:text-box>
        </draw:frame>
        <draw:custom-shape draw:style-name="gr10" draw:text-style-name="P20" draw:layer="layout" svg:width="22.502cm" svg:height="13.217cm" svg:x="1.3cm" svg:y="5cm">
          <text:p text:style-name="P14"><text:span text:style-name="T15">my @pets = qw|Goldy Amelia Jako|;</text:span></text:p>
          <text:p text:style-name="P14"><text:span text:style-name="T15">my $self = {</text:span></text:p>
          <text:p text:style-name="P14"><text:span text:style-name="T15"><text:s text:c="4"/></text:span><text:span text:style-name="T15">name =&gt;'Krassi',</text:span></text:p>
          <text:p text:style-name="P14"><text:span text:style-name="T15"><text:s text:c="4"/></text:span><text:span text:style-name="T15">family_name =&gt; 'Berov',</text:span></text:p>
          <text:p text:style-name="P14"><text:span text:style-name="T15"><text:s text:c="4"/></text:span><text:span text:style-name="T15">can =&gt; sub { return shift },</text:span></text:p>
          <text:p text:style-name="P14"><text:span text:style-name="T15"><text:s text:c="4"/></text:span><text:span text:style-name="T15">pets =&gt; \@pets,</text:span></text:p>
          <text:p text:style-name="P14"><text:span text:style-name="T15"><text:s text:c="4"/></text:span><text:span text:style-name="T15">children =&gt;[qw|Maria Pavel Victoria|],</text:span></text:p>
          <text:p text:style-name="P14"><text:span text:style-name="T15">};</text:span></text:p>
          <text:p text:style-name="P14"><text:span text:style-name="T15"/></text:p>
          <text:p text:style-name="P14"><text:span text:style-name="T15">print &lt;&lt;TXT;</text:span></text:p>
          <text:p text:style-name="P14"><text:span text:style-name="T15"><text:s/></text:span><text:span text:style-name="T15">Hello! </text:span></text:p>
          <text:p text:style-name="P14"><text:span text:style-name="T15"><text:s text:c="5"/></text:span><text:span text:style-name="T15">I am $self-&gt;{name} $self-&gt;{family_name}.</text:span></text:p>
          <text:p text:style-name="P14"><text:span text:style-name="T15"><text:s text:c="5"/></text:span><text:span text:style-name="T15">I can ${\$self-&gt;{can}('talk')}.</text:span></text:p>
          <text:p text:style-name="P14"><text:span text:style-name="T15"><text:s text:c="5"/></text:span><text:span text:style-name="T15">My first child is $self-&gt;{children}[0].</text:span></text:p>
          <text:p text:style-name="P14"><text:span text:style-name="T15"><text:s text:c="5"/></text:span><text:span text:style-name="T15">My last child is $self-&gt;{children}[-1].</text:span></text:p>
          <text:p text:style-name="P14"><text:span text:style-name="T15"><text:s text:c="5"/></text:span><text:span text:style-name="T15">I do not have a pet named $self-&gt;{pets}[1].</text:span></text:p>
          <text:p text:style-name="P14"><text:span text:style-name="T15">T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4" draw:layer="layout" svg:width="14.208cm" svg:height="10.655cm" svg:x="2.756cm" svg:y="2.134cm" draw:page-number="10" presentation:class="page"/>
          <draw:frame presentation:style-name="pr8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6" draw:text-style-name="P8" draw:layer="layout" svg:width="17.599cm" svg:height="3.023cm" svg:x="7.099cm" svg:y="-0.05cm" presentation:class="title">
          <draw:text-box>
            <text:p text:style-name="P8"><text:span text:style-name="T16">References </text:span><text:span text:style-name="T16"><text:line-break/></text:span><text:span text:style-name="T16">and nested data structures</text:span></text:p>
          </draw:text-box>
        </draw:frame>
        <draw:frame presentation:style-name="pr7" draw:text-style-name="P12" draw:layer="layout" svg:width="23.596cm" svg:height="14.825cm" svg:x="0.9cm" svg:y="3.522cm" presentation:class="outline">
          <draw:text-box>
            <text:list text:style-name="L4">
              <text:list-item>
                <text:p text:style-name="P12">Resources</text:p>
              </text:list-item>
            </text:list>
            <text:list text:style-name="L4">
              <text:list-item>
                <text:list>
                  <text:list-item>
                    <text:p text:style-name="P21">perlreftu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perllo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perldsc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perlref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Beginning Perl (Chapter 7 – Reference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17">http://it-place.net/tutorial/Perl/dev/6/14/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4" draw:layer="layout" svg:width="14.208cm" svg:height="10.655cm" svg:x="2.756cm" svg:y="2.134cm" draw:page-number="11" presentation:class="page"/>
          <draw:frame presentation:style-name="pr8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2" draw:layer="layout" svg:width="17.603cm" svg:height="2.948cm" svg:x="7.099cm" svg:y="-0.013cm" presentation:class="title" presentation:user-transformed="true">
          <draw:text-box>
            <text:p text:style-name="P8"><text:span text:style-name="T16">References </text:span><text:span text:style-name="T16"><text:line-break/></text:span><text:span text:style-name="T16">and nested data structures</text:span></text:p>
          </draw:text-box>
        </draw:frame>
        <draw:frame presentation:style-name="pr9" draw:text-style-name="P24" draw:layer="layout" svg:width="12.801cm" svg:height="3.405cm" svg:x="6.499cm" svg:y="7.523cm" presentation:class="outline" presentation:user-transformed="true">
          <draw:text-box>
            <text:list text:style-name="L4">
              <text:list-item>
                <text:p text:style-name="P23"><text:span text:style-name="T18">Questions?</text:span></text:p>
              </text:list-item>
            </text:list>
          </draw:text-box>
        </draw:frame>
        <presentation:notes draw:style-name="dp4">
          <draw:page-thumbnail draw:layer="layout" svg:width="14.213cm" svg:height="10.659cm" svg:x="2.756cm" svg:y="2.134cm" draw:page-number="12"/>
          <draw:frame presentation:style-name="pr5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3200000025857E035C2.png" xlink:type="simple" xlink:show="embed" xlink:actuate="onLoad"/>
    <draw:fill-image draw:name="Bitmape_20_2" draw:display-name="Bitmape 2" xlink:href="Pictures/10000000000003200000025800EFCCE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 style:parent-style-name="Normal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letter-kerning="true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letter-kerning="true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letter-kerning="true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5f_20_5f_подразбиране-title" style:display-name="По_20_подразбиране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5f_20_5f_подразбиране-subtitle" style:display-name="По_20_подразбиране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99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background" style:display-name="По подразбиране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5f_20_5f_подразбиране-backgroundobjects" style:display-name="По_20_подразбиране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5f_20_5f_подразбиране-notes" style:display-name="По_20_подразбиране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5f_20_5f_подразбиране-outline1" style:display-name="По_20_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4cm" fo:margin-bottom="0cm" fo:line-height="99%" fo:text-align="start" text:enable-numbering="true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2.059cm" fo:margin-right="0cm" fo:margin-top="0.529cm" fo:margin-bottom="0cm" fo:line-height="99%" fo:text-align="start" text:enable-numbering="true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3.175cm" fo:margin-right="0cm" fo:margin-top="0.493cm" fo:margin-bottom="0cm" fo:line-height="99%" fo:text-align="start" text:enable-numbering="true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4.445cm" fo:margin-right="0cm" fo:margin-top="0.458cm" fo:margin-bottom="0cm" fo:line-height="99%" fo:text-align="start" text:enable-numbering="true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5.715cm" fo:margin-right="0cm" fo:margin-top="0.423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5.715cm" fo:margin-right="0cm" fo:margin-top="0.423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5.715cm" fo:margin-right="0cm" fo:margin-top="0.423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5.715cm" fo:margin-right="0cm" fo:margin-top="0.423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5.715cm" fo:margin-right="0cm" fo:margin-top="0.423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5f_5f_course_5f_5f_5f_template-title" style:display-name="perl_5f_course_5f_template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5f_5f_course_5f_5f_5f_template-subtitle" style:display-name="perl_5f_course_5f_template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99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5f_5f_course_5f_5f_5f_template-notes" style:display-name="perl_5f_course_5f_template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5f_5f_course_5f_5f_5f_template-outline1" style:display-name="perl_5f_course_5f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4cm" fo:margin-bottom="0cm" fo:line-height="99%" fo:text-align="start" text:enable-numbering="true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2.059cm" fo:margin-right="0cm" fo:margin-top="0.529cm" fo:margin-bottom="0cm" fo:line-height="99%" fo:text-align="start" text:enable-numbering="true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3.175cm" fo:margin-right="0cm" fo:margin-top="0.493cm" fo:margin-bottom="0cm" fo:line-height="99%" fo:text-align="start" text:enable-numbering="true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4.445cm" fo:margin-right="0cm" fo:margin-top="0.458cm" fo:margin-bottom="0cm" fo:line-height="99%" fo:text-align="start" text:enable-numbering="true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5.715cm" fo:margin-right="0cm" fo:margin-top="0.423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5.715cm" fo:margin-right="0cm" fo:margin-top="0.423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5.715cm" fo:margin-right="0cm" fo:margin-top="0.423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5.715cm" fo:margin-right="0cm" fo:margin-top="0.423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5.715cm" fo:margin-right="0cm" fo:margin-top="0.423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draw:background-size="border" draw:fill="bitmap" draw:fill-color="#ffffff" draw:fill-image-name="Bitmape_20_2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2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По_20_подразбиране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no-wrap" draw:shadow="hidden" draw:shadow-color="#808080"/>
    </style:style>
    <style:style style:name="pr2" style:family="presentation" style:parent-style-name="По_20_подразбиране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no-wrap" draw:shadow="hidden" draw:shadow-color="#808080"/>
    </style:style>
    <style:style style:name="pr3" style:family="presentation" style:parent-style-name="По_20_подразбиране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no-wrap" draw:shadow="hidden" draw:shadow-color="#808080"/>
    </style:style>
    <style:style style:name="pr4" style:family="presentation" style:parent-style-name="По_20_подразбиране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no-wrap" draw:shadow="hidden" draw:shadow-color="#808080"/>
    </style:style>
    <style:style style:name="pr5" style:family="presentation" style:parent-style-name="perl_5f_course_5f_template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no-wrap" draw:shadow="hidden" draw:shadow-color="#808080"/>
    </style:style>
    <style:style style:name="pr6" style:family="presentation" style:parent-style-name="perl_5f_course_5f_template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no-wrap" draw:shadow="hidden" draw:shadow-color="#808080"/>
    </style:style>
    <style:style style:name="pr7" style:family="presentation" style:parent-style-name="perl_5f_course_5f_template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no-wrap" draw:shadow="hidden" draw:shadow-color="#808080"/>
    </style:style>
    <style:style style:name="pr8" style:family="presentation" style:parent-style-name="perl_5f_course_5f_template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gr1" draw:text-style-name="P1" draw:layer="backgroundobjects" svg:width="8.557cm" svg:height="1.4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557cm" svg:height="1.42cm" svg:x="11.16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557cm" svg:height="1.42cm" svg:x="0cm" svg:y="27.00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557cm" svg:height="1.42cm" svg:x="11.162cm" svg:y="27.009cm" presentation:class="page-number">
        <draw:text-box>
          <text:p text:style-name="P2"><text:span text:style-name="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dp1">
      <draw:frame presentation:style-name="По_20_подразбиране-outline1" draw:layer="backgroundobjects" svg:width="23.596cm" svg:height="15.075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presentation:notes style:page-layout-name="PM0">
        <draw:rect draw:style-name="gr3" draw:text-style-name="P3" draw:layer="backgroundobjects" svg:width="19.72cm" svg:height="28.43cm" svg:x="0cm" svg:y="0cm">
          <text:p/>
        </draw:rect>
        <draw:custom-shape draw:style-name="gr4" draw:text-style-name="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backgroundobjects" svg:width="8.542cm" svg:height="1.417cm" svg:x="0cm" svg:y="0cm" presentation:class="header">
          <draw:text-box>
            <text:p text:style-name="P5"><text:span text:style-name="T2"><presentation:header/></text:span><text:span text:style-name="T2">*</text:span></text:p>
          </draw:text-box>
        </draw:frame>
        <draw:frame presentation:style-name="pr2" draw:text-style-name="P6" draw:layer="backgroundobjects" svg:width="8.542cm" svg:height="1.417cm" svg:x="11.174cm" svg:y="0cm" presentation:class="date-time">
          <draw:text-box>
            <text:p text:style-name="P6"><text:span text:style-name="T2"><presentation:date-time/></text:span><text:span text:style-name="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pr3" draw:text-style-name="P5" draw:layer="backgroundobjects" svg:width="8.542cm" svg:height="1.416cm" svg:x="0cm" svg:y="27.008cm" presentation:class="footer">
          <draw:text-box>
            <text:p text:style-name="P5"><text:span text:style-name="T2"><presentation:footer/></text:span><text:span text:style-name="T2">*</text:span></text:p>
          </draw:text-box>
        </draw:frame>
        <draw:frame presentation:style-name="pr4" draw:text-style-name="P6" draw:layer="backgroundobjects" svg:width="8.542cm" svg:height="1.416cm" svg:x="11.174cm" svg:y="27.008cm" presentation:class="page-number">
          <draw:text-box>
            <text:p text:style-name="P6"><text:span text:style-name="T2"><text:page-number>&lt;число&gt;</text:page-number></text:span><text:span text:style-name="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4.819cm" svg:x="1.27cm" svg:y="4.458cm" presentation:class="outline" presentation:placeholder="true">
        <draw:text-box/>
      </draw:frame>
      <presentation:notes style:page-layout-name="PM0">
        <draw:rect draw:style-name="gr3" draw:text-style-name="P3" draw:layer="backgroundobjects" svg:width="19.72cm" svg:height="28.43cm" svg:x="0cm" svg:y="0cm">
          <text:p/>
        </draw:rect>
        <draw:custom-shape draw:style-name="gr4" draw:text-style-name="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5" draw:layer="backgroundobjects" svg:width="8.542cm" svg:height="1.417cm" svg:x="0cm" svg:y="0cm" presentation:class="header">
          <draw:text-box>
            <text:p text:style-name="P5"><text:span text:style-name="T2"><presentation:header/></text:span><text:span text:style-name="T2">*</text:span></text:p>
          </draw:text-box>
        </draw:frame>
        <draw:frame presentation:style-name="pr6" draw:text-style-name="P6" draw:layer="backgroundobjects" svg:width="8.542cm" svg:height="1.417cm" svg:x="11.174cm" svg:y="0cm" presentation:class="date-time">
          <draw:text-box>
            <text:p text:style-name="P6"><text:span text:style-name="T2"><presentation:date-time/></text:span><text:span text:style-name="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pr7" draw:text-style-name="P5" draw:layer="backgroundobjects" svg:width="8.542cm" svg:height="1.416cm" svg:x="0cm" svg:y="27.008cm" presentation:class="footer">
          <draw:text-box>
            <text:p text:style-name="P5"><text:span text:style-name="T2"><presentation:footer/></text:span><text:span text:style-name="T2">*</text:span></text:p>
          </draw:text-box>
        </draw:frame>
        <draw:frame presentation:style-name="pr8" draw:text-style-name="P6" draw:layer="backgroundobjects" svg:width="8.542cm" svg:height="1.416cm" svg:x="11.174cm" svg:y="27.008cm" presentation:class="page-number">
          <draw:text-box>
            <text:p text:style-name="P6"><text:span text:style-name="T2"><text:page-number>&lt;число&gt;</text:page-number></text:span><text:span text:style-name="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dc:title>Perl Programming Course</dc:title>
    <meta:initial-creator>Красимир Беров</meta:initial-creator>
    <meta:creation-date>2008-01-19T20:45:34</meta:creation-date>
    <dc:creator>Красимир Беров</dc:creator>
    <dc:date>2008-02-16T19:24:13</dc:date>
    <meta:editing-cycles>135</meta:editing-cycles>
    <meta:editing-duration>PT12H46M19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